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fo:font-weight="normal" style:font-size-asian="16pt" style:font-weight-asian="normal" style:font-size-complex="16pt" style:font-weight-complex="normal"/>
    </style:style>
    <style:style style:name="P2" style:family="paragraph" style:parent-style-name="Standard" style:list-style-name="L2">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3" style:family="paragraph" style:parent-style-name="Standard" style:list-style-name="L2">
      <style:paragraph-properties fo:text-align="start" style:justify-single-word="false"/>
      <style:text-properties fo:color="#000000" style:font-name="Times New Roman" fo:font-size="16pt" fo:font-weight="normal" style:font-size-asian="16pt" style:font-weight-asian="normal" style:font-size-complex="16pt" style:font-weight-complex="normal"/>
    </style:style>
    <style:style style:name="P4" style:family="paragraph" style:parent-style-name="Standard" style:list-style-name="L1">
      <style:paragraph-properties fo:margin-left="0.979cm" fo:margin-right="1.376cm" fo:text-align="start" style:justify-single-word="false" fo:text-indent="0cm" style:auto-text-indent="false"/>
      <style:text-properties style:font-name="Times New Roman" fo:font-size="16pt" fo:font-weight="normal" style:font-size-asian="16pt" style:font-weight-asian="normal" style:font-size-complex="16pt" style:font-weight-complex="normal"/>
    </style:style>
    <style:style style:name="P5" style:family="paragraph" style:parent-style-name="Standard" style:list-style-name="L2">
      <style:paragraph-properties fo:margin-left="0.979cm" fo:margin-right="1.376cm" fo:text-align="start" style:justify-single-word="false" fo:text-indent="0cm" style:auto-text-indent="false"/>
      <style:text-properties style:font-name="Times New Roman" fo:font-size="16pt" fo:font-weight="normal" style:font-size-asian="16pt" style:font-weight-asian="normal" style:font-size-complex="16pt" style:font-weight-complex="normal"/>
    </style:style>
    <style:style style:name="P6" style:family="paragraph" style:parent-style-name="Text_20_body" style:list-style-name="L2"/>
    <style:style style:name="P7" style:family="paragraph" style:parent-style-name="Text_20_body" style:list-style-name="L2">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8" style:family="paragraph" style:parent-style-name="Text_20_body" style:list-style-name="L2">
      <style:text-properties style:font-name="Times New Roman" fo:font-size="16pt" fo:font-weight="normal" style:font-size-asian="16pt" style:font-weight-asian="normal" style:font-size-complex="16pt" style:font-weight-complex="normal"/>
    </style:style>
    <style:style style:name="P9" style:family="paragraph" style:parent-style-name="Text_20_body" style:list-style-name="L2">
      <style:text-properties style:font-name="Times New Roman" fo:font-size="16pt" style:font-size-asian="16pt" style:font-size-complex="16pt"/>
    </style:style>
    <style:style style:name="P10" style:family="paragraph" style:parent-style-name="Preformatted_20_Text" style:list-style-name="L2">
      <style:text-properties style:font-name="Times New Roman" fo:font-size="16pt" fo:font-weight="normal" style:font-size-asian="16pt" style:font-weight-asian="normal" style:font-size-complex="16pt" style:font-weight-complex="normal"/>
    </style:style>
    <style:style style:name="P11" style:family="paragraph" style:parent-style-name="Preformatted_20_Text" style:list-style-name="L2">
      <style:text-properties style:font-name="Times New Roman" fo:font-size="16pt" style:font-size-asian="16pt" style:font-size-complex="16pt"/>
    </style:style>
    <style:style style:name="T1" style:family="text">
      <style:text-properties style:font-name="Times New Roman" fo:font-size="16pt" fo:font-weight="normal" style:font-size-asian="16pt" style:font-weight-asian="normal" style:font-size-complex="16pt" style:font-weight-complex="normal"/>
    </style:style>
    <style:style style:name="T2" style:family="text">
      <style:text-properties style:font-name="Times New Roman" fo:font-weight="normal" style:font-weight-asian="normal" style:font-weight-complex="normal"/>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text:start-value="3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er 2</text:p>
      <text:p text:style-name="P1">These questions will ask a bit more of you </text:p>
      <text:p text:style-name="P1">but in the end it will be worth it</text:p>
      <text:p text:style-name="P1"/>
      <text:list xml:id="list30500545" text:style-name="L1">
        <text:list-header>
          <text:p text:style-name="P4">1.<text:tab/>write a program that will open a file and print out its contents in the command prompt</text:p>
          <text:p text:style-name="P4"/>
          <text:p text:style-name="P4">2.<text:tab/>rewriting the above program , have it readout the contents line by line , eg. User presses enter and another line is printed out</text:p>
          <text:p text:style-name="P4"/>
          <text:p text:style-name="P4">3.<text:tab/>write a program that will open a file and will count the number of characters in the file </text:p>
          <text:p text:style-name="P4"/>
          <text:p text:style-name="P4">4.<text:tab/>write a program that will count the number of braces {} in a previous program you have written (make sure to read and not write and backup your work before using the program )</text:p>
          <text:p text:style-name="P4"/>
          <text:p text:style-name="P4">5.<text:tab/> rewrite the above program to count the number of parenthesis () in a previous program </text:p>
          <text:p text:style-name="P4"/>
          <text:p text:style-name="P4">6.<text:tab/>rewrite the above program to count the number of quotes “” and <text:s/>' ' in a previous program </text:p>
          <text:p text:style-name="P4"/>
          <text:p text:style-name="P4">7.<text:tab/>rewrite the above program to count the number of quotes , braces and parenthesis and check that they are equal in number eg. Directly divisible by 2 , if not then return where they aren't and say that the program will not compile , this is a good for future if checking if your braces,parenthesis and quotes all match up before compiling , you have no created a LINT</text:p>
          <text:p text:style-name="P4"/>
          <text:p text:style-name="P4">8.<text:tab/>write a program that will take a number of student names and student numbers and store them in a file </text:p>
          <text:p text:style-name="P4"/>
          <text:p text:style-name="P4">9.<text:tab/>rewrite the above program to have it take a date when that student will graduate </text:p>
          <text:p text:style-name="P4"/>
          <text:p text:style-name="P4">10.<text:tab/>rewrite the above program to have it take what degree that student was and whether it was an Honours or Ordinary degree</text:p>
          <text:p text:style-name="P4"><text:soft-page-break/></text:p>
        </text:list-header>
      </text:list>
      <text:list xml:id="list30498247" text:style-name="L2">
        <text:list-item>
          <text:p text:style-name="P5">adjust the program above so that it will hold the date degree started and when they'll finish</text:p>
          <text:p text:style-name="P2">read in from a file the names and id numbers of 10 students into an array</text:p>
        </text:list-item>
        <text:list-item>
          <text:p text:style-name="P2">create a struct that contains two members , a character string named name and an int id , with a tag called student</text:p>
          <text:p text:style-name="P2"/>
        </text:list-item>
        <text:list-item>
          <text:p text:style-name="P2">using the above struct , create an array of structs that will contain at least 10 students and printout the information </text:p>
          <text:p text:style-name="P2"/>
        </text:list-item>
        <text:list-item>
          <text:p text:style-name="P2">write a program that will print out the addition of two numbers from command line arguments</text:p>
          <text:p text:style-name="P2"/>
        </text:list-item>
        <text:list-item>
          <text:p text:style-name="P2">write a program that will list the names of everything in the folder where the program resides</text:p>
          <text:p text:style-name="P2"/>
        </text:list-item>
        <text:list-item>
          <text:p text:style-name="P2">write a program that will concatenate words from the command line arguments </text:p>
          <text:p text:style-name="P2"/>
        </text:list-item>
        <text:list-item>
          <text:p text:style-name="P2">write a program that will copy character for character a file from command line arguments into a file name that the user specifies</text:p>
          <text:p text:style-name="P2"/>
        </text:list-item>
        <text:list-item>
          <text:p text:style-name="P2">write a program that will return the SIZE of the file from command line arguments</text:p>
          <text:p text:style-name="P2"/>
        </text:list-item>
        <text:list-item>
          <text:p text:style-name="P2">read in two strings and return which one is bigger from command line arguments</text:p>
          <text:p text:style-name="P2"/>
        </text:list-item>
        <text:list-item>
          <text:p text:style-name="P3">write a program that will open a file and print out its contents in the command prompt</text:p>
          <text:p text:style-name="P2"/>
        </text:list-item>
        <text:list-item>
          <text:p text:style-name="P2">rewriting the above program , have it readout the contents line by line , eg. User presses enter and another line is printed out</text:p>
          <text:p text:style-name="P2"/>
        </text:list-item>
        <text:list-item>
          <text:p text:style-name="P2">write a program that will open a file and will count the number of characters in the file </text:p>
          <text:p text:style-name="P2"/>
        </text:list-item>
        <text:list-item>
          <text:p text:style-name="P2">write a program that will count the number of braces {} in a <text:soft-page-break/>previous program you have written (make sure to read and not write and backup your work before using the program )</text:p>
          <text:p text:style-name="P2"/>
        </text:list-item>
        <text:list-item>
          <text:p text:style-name="P2">rewrite the above program to count the number of parenthesis () in a previous program </text:p>
          <text:p text:style-name="P2"/>
        </text:list-item>
        <text:list-item>
          <text:p text:style-name="P2">rewrite the above program to count the number of quotes “” and <text:s/>' ' in a previous program </text:p>
          <text:p text:style-name="P2"/>
        </text:list-item>
        <text:list-item>
          <text:p text:style-name="P2">rewrite the above program to count the number of quotes , braces and parenthesis and check that they are equal in number eg. Directly divisible by 2 , if not then return where they aren't and say that the program will not compile , this is a good for future if checking if your braces,parenthesis and quotes all match up before compiling , you have now created a LINT</text:p>
          <text:p text:style-name="P2"/>
        </text:list-item>
        <text:list-item>
          <text:p text:style-name="P2">write a program that will take a number of student names and student numbers and store them in a file </text:p>
          <text:p text:style-name="P2"/>
        </text:list-item>
        <text:list-item>
          <text:p text:style-name="P2">rewrite the above program to have it take a date when that student will graduate </text:p>
          <text:p text:style-name="P2"/>
        </text:list-item>
        <text:list-item>
          <text:p text:style-name="P2">rewrite the above program to have it take what degree that student was and whether it was an Honours or Ordinary degree</text:p>
          <text:p text:style-name="P2"/>
        </text:list-item>
        <text:list-item>
          <text:p text:style-name="P2">adjust the program above so that it will hold the date degree started and when they'll finish</text:p>
          <text:p text:style-name="P2"/>
        </text:list-item>
        <text:list-item>
          <text:p text:style-name="P2">write a simple tic-tac-toe drawing function that will printout the board every time a player inputs a number</text:p>
          <text:p text:style-name="P2"/>
        </text:list-item>
        <text:list-item>
          <text:p text:style-name="P2">rewrite the above program so that instead of having to input a x and y co-ordinate , the user will simply input a number from 1-9 , example</text:p>
          <text:list>
            <text:list-item>
              <text:list>
                <text:list-header>
                  <text:p text:style-name="P2">1<text:tab/>2<text:tab/>3</text:p>
                  <text:p text:style-name="P2">4<text:tab/>5<text:tab/>6<text:tab/></text:p>
                  <text:p text:style-name="P2">7<text:tab/>8<text:tab/>9</text:p>
                  <text:p text:style-name="P2">user chooses 5 and is X</text:p>
                  <text:p text:style-name="P2">1<text:tab/>2<text:tab/>3<text:tab/></text:p>
                  <text:p text:style-name="P2"><text:soft-page-break/>4<text:tab/>X<text:tab/>6</text:p>
                  <text:p text:style-name="P2">7<text:tab/>8<text:tab/>9<text:tab/></text:p>
                </text:list-header>
              </text:list>
            </text:list-item>
          </text:list>
        </text:list-item>
        <text:list-item>
          <text:p text:style-name="P2"><text:s text:c="5"/>rewrite the above program so that AI will play against the user</text:p>
        </text:list-item>
        <text:list-item>
          <text:p text:style-name="P2"><text:s text:c="4"/>rewrite the above program so that an AI will make a random move so long as the box isn't full</text:p>
          <text:p text:style-name="P2"/>
        </text:list-item>
        <text:list-item>
          <text:p text:style-name="P2">read in from a file the names and id numbers of 10 students into an array</text:p>
          <text:p text:style-name="P2"/>
        </text:list-item>
        <text:list-item>
          <text:p text:style-name="P2">write a program that will print out the addition of two numbers from command line arguments</text:p>
          <text:p text:style-name="P2"/>
        </text:list-item>
        <text:list-item>
          <text:p text:style-name="P2">write a program that will list the names of everything in the folder where the program resides</text:p>
          <text:p text:style-name="P2"/>
        </text:list-item>
        <text:list-item>
          <text:p text:style-name="P2">write a program that will concatenate words from the command line arguments </text:p>
          <text:p text:style-name="P2"/>
        </text:list-item>
        <text:list-item>
          <text:p text:style-name="P2">write a program that will copy character for character a file from command line arguments into a file name that the user specifies</text:p>
          <text:p text:style-name="P2"/>
        </text:list-item>
        <text:list-item>
          <text:p text:style-name="P2">write a program that will return the SIZE of the file from command line arguments</text:p>
          <text:p text:style-name="P2"/>
        </text:list-item>
        <text:list-item>
          <text:p text:style-name="P2">read in two strings and return which one is bigger from command line arguments</text:p>
          <text:p text:style-name="P2"/>
        </text:list-item>
        <text:list-item>
          <text:p text:style-name="P2">write a program to find the occurrences of all letters in a file , it will take both higher and lower-case letters until the EOF</text:p>
          <text:p text:style-name="P2"/>
        </text:list-item>
        <text:list-item>
          <text:p text:style-name="P2">write a program that will use the above pattern and will then ask the user to change a sequence of letters and ask for what they will be replaced with , this covers the basis of a simple encryption</text:p>
          <text:p text:style-name="P2"/>
        </text:list-item>
        <text:list-item>
          <text:p text:style-name="P2">modify the above program so that it will store the letters that were replaced into a separate key file , this key file can be encrypted again you want but bear in mind that the next program will ask you to decode that encryption</text:p>
          <text:p text:style-name="P2"><text:soft-page-break/></text:p>
        </text:list-item>
        <text:list-item>
          <text:p text:style-name="P2">so you've made the encryption program, now for the decryption program .Effectively you have to read in the file , then read in the key and allow the program to replace what was changed and it should to a certain degree be readable <text:s/></text:p>
          <text:p text:style-name="P2"/>
        </text:list-item>
        <text:list-item>
          <text:p text:style-name="P7">Write a program which will read in the source of a C program from its standard input, and print out all the starred items in the following statistics for the program (all as integers). (Note the comment on tab characters at the end of this specification.) </text:p>
          <text:list>
            <text:list-item>
              <text:list>
                <text:list-item>
                  <text:list>
                    <text:list-item>
                      <text:list>
                        <text:list-header>
                          <text:p text:style-name="P8">Print out the following values: </text:p>
                          <text:p text:style-name="P8">Lines:</text:p>
                          <text:p text:style-name="P10">* <text:s/>The total number of lines</text:p>
                        </text:list-header>
                      </text:list>
                    </text:list-item>
                  </text:list>
                  <text:p text:style-name="P10"><text:tab/>* <text:s/>The total number of blank lines</text:p>
                  <text:p text:style-name="P10"><text:s text:c="9"/>(Any lines consisting entirely of white space should be <text:s text:c="4"/>considered as blank lines.)</text:p>
                </text:list-item>
              </text:list>
            </text:list-item>
          </text:list>
          <text:p text:style-name="P10">The percentage of blank lines (100 * blank_lines / lines)</text:p>
          <text:p text:style-name="P10"/>
        </text:list-item>
        <text:list-item>
          <text:p text:style-name="P10">modify and add these </text:p>
          <text:list>
            <text:list-item>
              <text:list>
                <text:list-header>
                  <text:p text:style-name="P10"><text:s/>Characters: </text:p>
                  <text:p text:style-name="P10"><text:s text:c="2"/>* <text:s/>The total number of characters after tab expansion</text:p>
                </text:list-header>
              </text:list>
            </text:list-item>
          </text:list>
          <text:p text:style-name="P10"><text:s text:c="11"/>* <text:s/>The total number of spaces after tab expansion</text:p>
          <text:list text:continue-numbering="true">
            <text:list-header>
              <text:p text:style-name="P10"><text:s text:c="6"/>* <text:s/>The total number of leading spaces after tab expansion</text:p>
              <text:p text:style-name="P10"><text:s text:c="6"/>(These are the spaces at the start of a line, before any visible</text:p>
            </text:list-header>
          </text:list>
          <text:p text:style-name="P10"><text:s text:c="11"/>character; ignore them if there are no visible characters.)</text:p>
          <text:p text:style-name="P10"><text:s text:c="11"/>The average number of</text:p>
          <text:list>
            <text:list-item>
              <text:list>
                <text:list-header>
                  <text:p text:style-name="P10"><text:s text:c="2"/>characters per line</text:p>
                </text:list-header>
              </text:list>
              <text:p text:style-name="P10"><text:s text:c="7"/>characters per line ignoring leading spaces</text:p>
              <text:list text:continue-numbering="true">
                <text:list-header>
                  <text:p text:style-name="P10"><text:s text:c="3"/>leading spaces per line</text:p>
                  <text:p text:style-name="P10"><text:s text:c="3"/>spaces per line ignoring leading spaces</text:p>
                </text:list-header>
              </text:list>
            </text:list-item>
          </text:list>
          <text:p text:style-name="P10"/>
        </text:list-item>
        <text:list-item>
          <text:p text:style-name="P10">modify and add these </text:p>
          <text:p text:style-name="P10"><text:s text:c="9"/>Comments:</text:p>
          <text:list>
            <text:list-item>
              <text:list>
                <text:list-header>
                  <text:p text:style-name="P10">* <text:s/>The total number of comments in the program</text:p>
                </text:list-header>
              </text:list>
              <text:p text:style-name="P10"><text:s text:c="4"/>* <text:s/>The total number of characters in the comments in the program</text:p>
              <text:p text:style-name="P10"><text:s text:c="4"/>excluding the "/*" and "*/" themselves</text:p>
              <text:list text:continue-numbering="true">
                <text:list-header>
                  <text:p text:style-name="P10">The percentage of number of comments to total lines</text:p>
                  <text:p text:style-name="P10"><text:soft-page-break/>The percentage of characters in comments to characters</text:p>
                  <text:p text:style-name="P10"/>
                </text:list-header>
              </text:list>
            </text:list-item>
          </text:list>
        </text:list-item>
        <text:list-item>
          <text:p text:style-name="P10">modify and add these parameters </text:p>
          <text:p text:style-name="P10"><text:s text:c="9"/>Identifiers:</text:p>
          <text:list>
            <text:list-item>
              <text:list>
                <text:list-header>
                  <text:p text:style-name="P10">We are concerned with all the occurrences of "identifiers" in the</text:p>
                  <text:p text:style-name="P10">program where each part of the text starting with a letter, </text:p>
                  <text:p text:style-name="P10">and continuing with letter, digits and underscores is considered</text:p>
                  <text:p text:style-name="P10">to be an identifier, provided that it is not</text:p>
                  <text:p text:style-name="P10">in a comment,</text:p>
                  <text:p text:style-name="P10">or in a string,</text:p>
                  <text:p text:style-name="P10">or within primes.</text:p>
                  <text:p text:style-name="P10">Note that</text:p>
                  <text:p text:style-name="P10">"abc\"def"</text:p>
                  <text:p text:style-name="P10">the internal escaped quote does not close the string.</text:p>
                  <text:p text:style-name="P10"><text:s/>Also, the representation of the escape character is</text:p>
                  <text:p text:style-name="P10"><text:s/>'\\'</text:p>
                  <text:p text:style-name="P10">and of prime is</text:p>
                </text:list-header>
              </text:list>
              <text:p text:style-name="P10"><text:s text:c="7"/>'\''</text:p>
              <text:list text:continue-numbering="true">
                <text:list-header>
                  <text:p text:style-name="P10"><text:s text:c="3"/>Do not attempt to exclude the fixed words of the language, <text:s text:c="8"/></text:p>
                  <text:p text:style-name="P10"><text:s/>treat them as identifiers. Print</text:p>
                  <text:p text:style-name="P10"><text:s/>* <text:s/>The total number of identifier occurrences.</text:p>
                  <text:p text:style-name="P10"><text:s/>* <text:s/>The total number of characters in them.</text:p>
                  <text:p text:style-name="P10">The average identifier length.</text:p>
                </text:list-header>
              </text:list>
            </text:list-item>
          </text:list>
          <text:p text:style-name="P10"/>
        </text:list-item>
        <text:list-item>
          <text:p text:style-name="P10">modify and add these parameters</text:p>
          <text:list>
            <text:list-item>
              <text:list>
                <text:list-header>
                  <text:p text:style-name="P10">Indenting:</text:p>
                  <text:p text:style-name="P10">* <text:s/>The total number of times either of the following occurs</text:p>
                  <text:p text:style-name="P10">a line containing a "}" is more indented than the preceding line</text:p>
                  <text:p text:style-name="P10">a line is preceded by a line containing a "{" and is less</text:p>
                  <text:p text:style-name="P10">indented than it.</text:p>
                  <text:p text:style-name="P10">The "{" and "}" must be ignored if in a comment or string or </text:p>
                  <text:p text:style-name="P10">primes, or if the other line involved is entirely comment.</text:p>
                  <text:p text:style-name="P10">A single count of the sum of both types of error is required.</text:p>
                  <text:p text:style-name="P10"/>
                </text:list-header>
              </text:list>
            </text:list-item>
          </text:list>
        </text:list-item>
        <text:list-item>
          <text:p text:style-name="P11"><text:span text:style-name="Teletype"><text:span text:style-name="T2">Write a simple database program that will store a persons details such as age, date of birth, address </text:span></text:span><text:span text:style-name="Emphasis"><text:span text:style-name="T2">etc.</text:span></text:span></text:p>
          <text:p text:style-name="P11"><text:span text:style-name="Emphasis"><text:span text:style-name="T1"/></text:span></text:p>
        </text:list-item>
        <text:list-item>
          <text:p text:style-name="P6"><text:span text:style-name="Emphasis"><text:span text:style-name="T1">write and create a quine (a program that will write and <text:tab/>compile itself ). A little bit advanced but if just doing a small <text:tab/>one is fairly </text:span></text:span><text:soft-page-break/><text:span text:style-name="Emphasis"><text:span text:style-name="T1">simple </text:span></text:span></text:p>
          <text:p text:style-name="P6"><text:span text:style-name="Emphasis"><text:span text:style-name="T1"/></text:span></text:p>
        </text:list-item>
        <text:list-item>
          <text:p text:style-name="P6"><text:span text:style-name="Emphasis"><text:span text:style-name="T1">write a program that will count the number of seconds it takes for a function in a program to finish its task </text:span></text:span></text:p>
          <text:p text:style-name="P6"><text:span text:style-name="Emphasis"><text:span text:style-name="T1"/></text:span></text:p>
        </text:list-item>
        <text:list-item>
          <text:p text:style-name="P6"><text:span text:style-name="Emphasis"><text:span text:style-name="T1">modify the above so that the program will get the number of minutes it has taken </text:span></text:span></text:p>
          <text:p text:style-name="P6"><text:span text:style-name="Emphasis"><text:span text:style-name="T1"/></text:span></text:p>
        </text:list-item>
        <text:list-item>
          <text:p text:style-name="P6"><text:span text:style-name="Emphasis"><text:span text:style-name="T1">modify the program 105 so that the program will only give minutes if there whole numbers and will give the seconds – minutes , .ie if the seconds is 365 seconds , then 365 %60 = 6minutes and 5 seconds</text:span></text:span></text:p>
          <text:p text:style-name="P6"><text:span text:style-name="Emphasis"><text:span text:style-name="T1"/></text:span></text:p>
        </text:list-item>
        <text:list-item>
          <text:p text:style-name="P6"><text:span text:style-name="Emphasis"><text:span text:style-name="T1">modify the program so that the user can stop and start the stop watch themselves</text:span></text:span></text:p>
          <text:p text:style-name="P6"><text:span text:style-name="Emphasis"><text:span text:style-name="T1"/></text:span></text:p>
        </text:list-item>
        <text:list-item>
          <text:p text:style-name="P6"><text:span text:style-name="Emphasis"><text:span text:style-name="T1">using the stopwatch program , time a loop function , counting , taking input or whatever you can think of , and store the time in a variable</text:span></text:span></text:p>
          <text:p text:style-name="P6"><text:span text:style-name="Emphasis"><text:span text:style-name="T1"/></text:span></text:p>
        </text:list-item>
        <text:list-item>
          <text:p text:style-name="P6"><text:span text:style-name="Emphasis"><text:span text:style-name="T1">using the above program , have it such that if the loop goes over time that it will end itself and return 0 , this is a handy function for testing if a large loop is operating correctly and if it will end correctly</text:span></text:span></text:p>
          <text:p text:style-name="P6"><text:span text:style-name="Emphasis"><text:span text:style-name="T1"/></text:span></text:p>
        </text:list-item>
        <text:list-item>
          <text:p text:style-name="P9"><text:span text:style-name="Emphasis"><text:span text:style-name="T2">write a program that will read a file and will print out either the file or if the file doesn't exist , then it will print “File does not exist”</text:span></text:span></text:p>
          <text:p text:style-name="P9"><text:span text:style-name="Emphasis"><text:span text:style-name="T1"/></text:span></text:p>
        </text:list-item>
        <text:list-item>
          <text:p text:style-name="P9"><text:span text:style-name="Emphasis"><text:span text:style-name="T2">write a program that will take in the colours of a resistor and return the ohm value , limit the number of bands to 4 and tolerance band to 1 , I.e the user will enter 4 colours in the scale and the program will return the resistance , if the clour doesn't exist then print “Colour is not on the scale”. <text:s/>Example: red red red <text:s/>red gold = 2.2kΩ @2% tolerance.<text:tab/>Each new pattern found will be logged into a file and the file will be searched for with that pattern at the </text:span></text:span><text:soft-page-break/><text:span text:style-name="Emphasis"><text:span text:style-name="T2">start</text:span></text:span></text:p>
          <text:p text:style-name="P9"><text:span text:style-name="Emphasis"><text:span text:style-name="T1"/></text:span></text:p>
        </text:list-item>
        <text:list-item>
          <text:p text:style-name="P9"><text:span text:style-name="Emphasis"><text:span text:style-name="T2">write a simple program that will take user input for the chemical formula for a substance and will return the full name of the substance . Example: NaCl = Sodium Chloride. The program will store the information In a file and will retrieve it if it is there , if not the substance will be added , substance name , number and formula</text:span></text:span></text:p>
          <text:p text:style-name="P9"><text:span text:style-name="Emphasis"><text:span text:style-name="T1"/></text:span></text:p>
        </text:list-item>
        <text:list-item>
          <text:p text:style-name="P9"><text:span text:style-name="Emphasis"><text:span text:style-name="T2">write a program that will take a symbol and will return what integer, hexadecimal and binary value that symbol is </text:span></text:span></text:p>
          <text:p text:style-name="P9"><text:span text:style-name="Emphasis"><text:span text:style-name="T1"/></text:span></text:p>
        </text:list-item>
        <text:list-item>
          <text:p text:style-name="P9"><text:span text:style-name="Emphasis"><text:span text:style-name="T2">modify the above so that the numbers are taken as command line arguments</text:span></text:span></text:p>
          <text:p text:style-name="P9"><text:span text:style-name="Emphasis"><text:span text:style-name="T1"/></text:span></text:p>
        </text:list-item>
        <text:list-item>
          <text:p text:style-name="P9"><text:span text:style-name="Emphasis"><text:span text:style-name="T2">write a program that will ask the user which irish city they'll be driving too and from and what speeds the roads will be and have it calculate best possible time of arrival , you can start off with Dublin,Galway,Cork,Belfast and add more if you want</text:span></text:span></text:p>
          <text:p text:style-name="P9"><text:span text:style-name="Emphasis"><text:span text:style-name="T1"/></text:span></text:p>
        </text:list-item>
        <text:list-item>
          <text:p text:style-name="P6"><text:span text:style-name="Emphasis"><text:span text:style-name="T1"><text:s text:c="5"/>write a program that will read these conditions and will print at run time the tax , net tax and gross tax of employees using this information in the file </text:span></text:span></text:p>
          <text:p text:style-name="P6"><text:span text:style-name="Emphasis"><text:span text:style-name="T1">employee id</text:span></text:span></text:p>
          <text:p text:style-name="P6"><text:span text:style-name="Emphasis"><text:span text:style-name="T1">employee first name</text:span></text:span></text:p>
          <text:p text:style-name="P6"><text:span text:style-name="Emphasis"><text:span text:style-name="T1">employee second name</text:span></text:span></text:p>
          <text:p text:style-name="P6"><text:span text:style-name="Emphasis"><text:span text:style-name="T1">income under higher tax </text:span></text:span></text:p>
          <text:p text:style-name="P9"><text:span text:style-name="Emphasis"><text:span text:style-name="T2">income over higher tax</text:span></text:span></text:p>
          <text:p text:style-name="P9"><text:span text:style-name="Emphasis"><text:span text:style-name="T1"/></text:span></text:p>
        </text:list-item>
        <text:list-item>
          <text:p text:style-name="P6"><text:span text:style-name="Emphasis"><text:span text:style-name="T1">write a program that will ask the user for a word and if the user guesses correctly then beep and show a message </text:span></text:span></text:p>
          <text:p text:style-name="P6"><text:span text:style-name="Emphasis"><text:span text:style-name="T1"/></text:span></text:p>
        </text:list-item>
        <text:list-item>
          <text:p text:style-name="P6"><text:span text:style-name="Emphasis"><text:span text:style-name="T1">modify the above program so that it will store in a log when the program was last used and store it in a .txt file </text:span></text:span></text:p>
          <text:p text:style-name="P6"><text:soft-page-break/><text:span text:style-name="Emphasis"><text:span text:style-name="T1"/></text:span></text:p>
        </text:list-item>
        <text:list-item>
          <text:p text:style-name="P9"><text:span text:style-name="Emphasis"><text:span text:style-name="T2">modify the above program so that when the right word is guessed that the log will show when the program was last used and printout the message from the user</text:span></text:span></text:p>
          <text:p text:style-name="P9"><text:span text:style-name="Emphasis"><text:span text:style-name="T1"/></text:span></text:p>
        </text:list-item>
        <text:list-item>
          <text:p text:style-name="P6"><text:span text:style-name="Emphasis"><text:span text:style-name="T1">write a program to read all files that have the postfix .c in a directory</text:span></text:span></text:p>
          <text:p text:style-name="P6"><text:span text:style-name="Emphasis"><text:span text:style-name="T1"/></text:span></text:p>
        </text:list-item>
        <text:list-item>
          <text:p text:style-name="P6"><text:span text:style-name="Emphasis"><text:span text:style-name="T1">modify the above so that it will open each file and save both the name of the file and the first set of /**/ comments in the file and store them in another file</text:span></text:span></text:p>
          <text:p text:style-name="P6"><text:span text:style-name="Emphasis"><text:span text:style-name="T1"/></text:span></text:p>
        </text:list-item>
        <text:list-item>
          <text:p text:style-name="P6"><text:span text:style-name="Emphasis"><text:span text:style-name="T1"><text:s text:c="6"/>write a program to take the comments out of a .c file</text:span></text:span></text:p>
          <text:p text:style-name="P6"><text:span text:style-name="Emphasis"><text:span text:style-name="T1"/></text:span></text:p>
        </text:list-item>
        <text:list-item>
          <text:p text:style-name="P9"><text:span text:style-name="Emphasis"><text:span text:style-name="T2">write a program that will open a file and will only print the lines with a word that the user specifies</text:span></text:span></text:p>
          <text:p text:style-name="P9"><text:span text:style-name="Emphasis"><text:span text:style-name="T1"/></text:span></text:p>
        </text:list-item>
        <text:list-item>
          <text:p text:style-name="P6"><text:span text:style-name="Emphasis"><text:span text:style-name="T1">write a program to count the number of lines in a file</text:span></text:span></text:p>
          <text:p text:style-name="P6"><text:span text:style-name="Emphasis"><text:span text:style-name="T1"/></text:span></text:p>
        </text:list-item>
        <text:list-item>
          <text:p text:style-name="P6"><text:span text:style-name="Emphasis"><text:span text:style-name="T1">write a program that compare two programs</text:span></text:span></text:p>
          <text:p text:style-name="P6"><text:span text:style-name="Emphasis"><text:span text:style-name="T1"/></text:span></text:p>
        </text:list-item>
        <text:list-item>
          <text:p text:style-name="P6"><text:span text:style-name="Emphasis"><text:span text:style-name="T1">modify the above so that it will take the file names from command line arguments</text:span></text:span></text:p>
          <text:p text:style-name="P6"><text:span text:style-name="Emphasis"><text:span text:style-name="T1"/></text:span></text:p>
        </text:list-item>
        <text:list-item>
          <text:p text:style-name="P9"><text:span text:style-name="Emphasis"><text:span text:style-name="T2">modify the above so that will will give a percentage of how much the programs are alike </text:span></text:span></text:p>
          <text:p text:style-name="P9"><text:span text:style-name="Emphasis"><text:span text:style-name="T1"/></text:span></text:p>
        </text:list-item>
        <text:list-item>
          <text:p text:style-name="P9"><text:span text:style-name="Emphasis"><text:span text:style-name="T3">write a program that will take user input for their weight and how much they drink in SI units, have it return whether the user is a safe drinker for their weight or not</text:span></text:span></text:p>
          <text:p text:style-name="P9"><text:span text:style-name="Emphasis"><text:span text:style-name="T3"/></text:span></text:p>
        </text:list-item>
        <text:list-item>
          <text:p text:style-name="P9"><text:span text:style-name="Emphasis"><text:span text:style-name="T3">Create a program that will create a temporary file</text:span></text:span></text:p>
          <text:p text:style-name="P9"><text:span text:style-name="Emphasis"><text:span text:style-name="T3"><text:s text:c="9"/>that will have 10 names printed into it</text:span></text:span></text:p>
          <text:list>
            <text:list-item>
              <text:list>
                <text:list-item>
                  <text:list>
                    <text:list-header>
                      <text:p text:style-name="P9"><text:soft-page-break/><text:span text:style-name="Emphasis"><text:span text:style-name="T3">when the program ends the file will remove itself</text:span></text:span></text:p>
                      <text:p text:style-name="P9"><text:span text:style-name="Emphasis"><text:span text:style-name="T3">each time</text:span></text:span></text:p>
                      <text:p text:style-name="P9"><text:span text:style-name="Emphasis"><text:span text:style-name="T3">Handy way to structure it is to have a function</text:span></text:span></text:p>
                      <text:p text:style-name="P9"><text:span text:style-name="Emphasis"><text:span text:style-name="T3">to</text:span></text:span></text:p>
                      <text:p text:style-name="P9"><text:span text:style-name="Emphasis"><text:span text:style-name="T3">1.create and write to the file</text:span></text:span></text:p>
                      <text:p text:style-name="P9"><text:span text:style-name="Emphasis"><text:span text:style-name="T3">2.read the file </text:span></text:span></text:p>
                      <text:p text:style-name="P9"><text:span text:style-name="Emphasis"><text:span text:style-name="T3">3.add to the file</text:span></text:span></text:p>
                    </text:list-header>
                  </text:list>
                </text:list-item>
              </text:list>
            </text:list-item>
          </text:list>
        </text:list-item>
        <text:list-item>
          <text:p text:style-name="P9"><text:span text:style-name="Emphasis"><text:span text:style-name="T3">Given positive two integers a and b such that a &lt; b, <text:s/>the greatest common divisor of a and b is the same as the greatest common divisor of a and (b-a).</text:span></text:span></text:p>
          <text:p text:style-name="P9"><text:span text:style-name="Emphasis"><text:span text:style-name="T3"><text:s/>Use this fact to write a recursive definition of the function "greatest_common_divisor(...)",</text:span></text:span></text:p>
          <text:p text:style-name="P9"><text:span text:style-name="Emphasis"><text:span text:style-name="T3">which takes two positive integer arguments and returns their greatest common divisor.</text:span></text:span></text:p>
          <text:p text:style-name="P9"><text:span text:style-name="Emphasis"><text:span text:style-name="T3">Test your function in a suitable main program.</text:span></text:span></text:p>
          <text:p text:style-name="P9"><text:span text:style-name="Emphasis"><text:span text:style-name="T3"/></text:span></text:p>
        </text:list-item>
        <text:list-item>
          <text:p text:style-name="P9"><text:span text:style-name="Emphasis"><text:span text:style-name="T3">Create a simple dump program that will get the file </text:span></text:span></text:p>
          <text:list>
            <text:list-item>
              <text:list>
                <text:list-header>
                  <text:p text:style-name="P9"><text:span text:style-name="Emphasis"><text:span text:style-name="T3">name,line number and name of the identifier that caused the problem and what the value that identifier was <text:s/></text:span></text:span></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van o'keeffe</meta:initial-creator>
    <meta:creation-date>2011-06-08T14:21:08.98</meta:creation-date>
    <dc:date>2011-07-19T10:38:32.39</dc:date>
    <dc:creator>evan o'keeffe</dc:creator>
    <meta:editing-duration>PT1H6M9S</meta:editing-duration>
    <meta:editing-cycles>206</meta:editing-cycles>
    <meta:generator>OpenOffice.org/3.3$Win32 OpenOffice.org_project/330m20$Build-9567</meta:generator>
    <meta:document-statistic meta:table-count="0" meta:image-count="0" meta:object-count="0" meta:page-count="10" meta:paragraph-count="159" meta:word-count="2491" meta:character-count="13083"/>
  </office:meta>
</office:document-meta>
</file>